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aef" officeooo:paragraph-rsid="000efaef"/>
    </style:style>
    <style:style style:name="P2" style:family="paragraph" style:parent-style-name="Standard" style:list-style-name="L1">
      <style:text-properties officeooo:rsid="000fb3c8" officeooo:paragraph-rsid="000fb3c8"/>
    </style:style>
    <style:style style:name="P3" style:family="paragraph" style:parent-style-name="Standard">
      <style:text-properties officeooo:rsid="000fb3c8" officeooo:paragraph-rsid="000fb3c8"/>
    </style:style>
    <style:style style:name="P4" style:family="paragraph" style:parent-style-name="Standard">
      <style:text-properties officeooo:rsid="00117108" officeooo:paragraph-rsid="001171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nção é de simular neuronios.</text:p>
      <text:p text:style-name="P1"/>
      <text:p text:style-name="P1">Neuronio é composto de duas partes: dentrito(vertice,circulo) e axonio(aresta, ramo)</text:p>
      <text:p text:style-name="P1"/>
      <text:p text:style-name="P1">o foco de redes neurais é achar os melhores pesos para as arestas de forma que diante uma entrada a saida seja a esperada.</text:p>
      <text:p text:style-name="P1"/>
      <text:p text:style-name="P1">O valor do neuronio depende do seu valor de entrada e de sua função de ativação</text:p>
      <text:p text:style-name="P1"/>
      <text:list xml:id="list938666239" text:style-name="L1">
        <text:list-item>
          <text:p text:style-name="P2">os pesos das arestas sempre começam aleatório</text:p>
        </text:list-item>
        <text:list-item>
          <text:p text:style-name="P2">calcula o erro</text:p>
        </text:list-item>
        <text:list-item>
          <text:p text:style-name="P2">calcula os novos pesos das aresta</text:p>
        </text:list-item>
        <text:list-item>
          <text:p text:style-name="P2">repete passo 2 enquanto o erro ainda for grande ou <text:s/>x vezes</text:p>
        </text:list-item>
      </text:list>
      <text:p text:style-name="P3"/>
      <text:p text:style-name="P3"/>
      <text:p text:style-name="P3"/>
      <text:p text:style-name="P3"/>
      <text:p text:style-name="P3">PERCEPTRON</text:p>
      <text:p text:style-name="P3"><text:tab/>erro = resposta_correta - sua_resposta_calculada</text:p>
      <text:p text:style-name="P3"><text:tab/>peso_aresta = <text:s/>peso_aresta + (taxa_de_aprendizagem * entrada * erro)</text:p>
      <text:p text:style-name="P3"/>
      <text:p text:style-name="P4">MULTI-NI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22:35:20.652034054</meta:creation-date>
    <meta:generator>LibreOffice/6.0.3.2$Linux_X86_64 LibreOffice_project/00m0$Build-2</meta:generator>
    <dc:date>2018-07-10T22:53:08.221422156</dc:date>
    <meta:editing-duration>PT17M49S</meta:editing-duration>
    <meta:editing-cycles>3</meta:editing-cycles>
    <meta:document-statistic meta:table-count="0" meta:image-count="0" meta:object-count="0" meta:page-count="1" meta:paragraph-count="12" meta:word-count="103" meta:character-count="615" meta:non-whitespace-character-count="524"/>
  </office:meta>
</office:document-meta>
</file>